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79cm" svg:height="6.403cm" svg:x="2.409cm" svg:y="2.518cm" svg:viewBox="0 0 1791 6404" svg:d="M93 704c217 323 880 1883 999 2204s98 421-14 733-883 1983-1049 2311 423 654 592 295 960-2382 1065-2725 163-699 20-1041-862-2050-994-2385-836 285-619 608z">
          <text:p/>
        </draw:path>
        <draw:path draw:style-name="gr2" draw:text-style-name="P1" draw:layer="layout" svg:width="1.223cm" svg:height="4.876cm" draw:transform="skewX (0.000872664625997167) rotate (-1.55247036964896) translate (7.44132332504081cm 1.9997516555368cm)" svg:viewBox="0 0 1224 4877" svg:d="M1223 4781c-78-342-272-1114-337-1883-66-767-88-2344-73-2551 7-108-809-506-813-278-2 227 72 1965 161 2788 88 821 183 1367 279 1916 21 174 808 95 783 8z">
          <text:p/>
        </draw:path>
        <draw:path draw:style-name="gr2" draw:text-style-name="P1" draw:layer="layout" svg:width="0.902cm" svg:height="0.661cm" draw:transform="rotate (-2.15687788961459) translate (7.716791145399cm 2.158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3.245791145399cm 2.649794775129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1.273cm" svg:height="4.873cm" draw:transform="skewX (0.000872664625997164) rotate (-1.55247036964896) translate (7.4372982571385cm 7.7497324414167cm)" svg:viewBox="0 0 1274 4874" svg:d="M1273 4778c-78-341-272-1114-337-1882-66-767-138-2356-122-2563 6-108-810-490-814-262-2 227 122 1961 211 2784 88 820 183 1366 279 1915 21 173 808 96 783 8z">
          <text:p/>
        </draw:path>
        <draw:path draw:style-name="gr2" draw:text-style-name="P1" draw:layer="layout" svg:width="0.902cm" svg:height="0.661cm" draw:transform="rotate (-2.15687788961459) translate (7.712791145399cm 7.908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3.245791145399cm 8.449794775129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4:44.230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